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Standard/Gen.xml" manifest:media-type="text/xml"/>
  <manifest:file-entry manifest:full-path="Basic/Standard/Func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91.23mm"/>
    </style:style>
    <style:style style:name="co5" style:family="table-column">
      <style:table-column-properties fo:break-before="auto" style:column-width="136.01mm"/>
    </style:style>
    <style:style style:name="co3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41mm"/>
    </style:style>
    <style:style style:name="co7" style:family="table-column">
      <style:table-column-properties fo:break-before="auto" style:column-width="59.99mm"/>
    </style:style>
    <style:style style:name="co8" style:family="table-column">
      <style:table-column-properties fo:break-before="auto" style:column-width="40.01mm"/>
    </style:style>
    <style:style style:name="ro12" style:family="table-row">
      <style:table-row-properties style:row-height="6.83mm" fo:break-before="auto" style:use-optimal-row-height="true"/>
    </style:style>
    <style:style style:name="ro13" style:family="table-row">
      <style:table-row-properties style:row-height="6mm" fo:break-before="auto" style:use-optimal-row-height="true"/>
    </style:style>
    <style:style style:name="ro14" style:family="table-row">
      <style:table-row-properties style:row-height="6.07mm" fo:break-before="auto" style:use-optimal-row-height="true"/>
    </style:style>
    <style:style style:name="ro15" style:family="table-row">
      <style:table-row-properties style:row-height="10.57mm" fo:break-before="auto" style:use-optimal-row-height="true"/>
    </style:style>
    <style:style style:name="ro5" style:family="table-row">
      <style:table-row-properties style:row-height="8.98mm" fo:break-before="auto" style:use-optimal-row-height="false"/>
    </style:style>
    <style:style style:name="ro6" style:family="table-row">
      <style:table-row-properties style:row-height="5.27mm" fo:break-before="auto" style:use-optimal-row-height="true"/>
    </style:style>
    <style:style style:name="ro7" style:family="table-row">
      <style:table-row-properties style:row-height="13.74mm" fo:break-before="auto" style:use-optimal-row-height="true"/>
    </style:style>
    <style:style style:name="ro8" style:family="table-row">
      <style:table-row-properties style:row-height="9.51mm" fo:break-before="auto" style:use-optimal-row-height="true"/>
    </style:style>
    <style:style style:name="ro9" style:family="table-row">
      <style:table-row-properties style:row-height="17.97mm" fo:break-before="auto" style:use-optimal-row-height="true"/>
    </style:style>
    <style:style style:name="ro10" style:family="table-row">
      <style:table-row-properties style:row-height="35.97mm" fo:break-before="auto" style:use-optimal-row-height="true"/>
    </style:style>
    <style:style style:name="ro11" style:family="table-row">
      <style:table-row-properties style:row-height="23.27mm" fo:break-before="auto" style:use-optimal-row-height="true"/>
    </style:style>
    <style:style style:name="ro16" style:family="table-row">
      <style:table-row-properties style:row-height="26.44mm" fo:break-before="auto" style:use-optimal-row-height="true"/>
    </style:style>
    <style:style style:name="ro17" style:family="table-row">
      <style:table-row-properties style:row-height="32.79mm" fo:break-before="auto" style:use-optimal-row-height="true"/>
    </style:style>
    <style:style style:name="ro18" style:family="table-row">
      <style:table-row-properties style:row-height="5.17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5" style:family="table-cell" style:parent-style-name="Default">
      <style:table-cell-properties fo:background-color="#c0c0c0" fo:border="0.06pt solid #000000"/>
    </style:style>
    <style:style style:name="ce56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8.81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06pt solid #99999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glyph-orientation-vertical="0" fo:background-color="#999999" style:diagonal-bl-tr="none" style:diagonal-tl-br="none" style:text-align-source="value-type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69">
      <style:table-cell-properties style:glyph-orientation-vertical="0" style:diagonal-bl-tr="none" style:diagonal-tl-br="none" style:text-align-source="value-type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glyph-orientation-vertical="0" fo:background-color="#c0c0c0" style:text-align-source="value-type" style:repeat-content="false" fo:wrap-option="no-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glyph-orientation-vertical="0" fo:background-color="#c0c0c0" style:text-align-source="value-type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fo:background-color="#999999" fo:border="0.06pt solid #999999"/>
    </style:style>
    <style:style style:name="ce27" style:family="table-cell" style:parent-style-name="Default">
      <style:table-cell-properties fo:background-color="#c0c0c0" fo:border="0.06pt solid #999999"/>
    </style:style>
    <style:style style:name="ce28" style:family="table-cell" style:parent-style-name="Default">
      <style:table-cell-properties fo:border="0.06pt solid #999999"/>
    </style:style>
    <style:style style:name="ce29" style:family="table-cell" style:parent-style-name="Default">
      <style:table-cell-properties fo:background-color="#999999" style:text-align-source="fix" style:repeat-content="false" fo:border="0.06pt solid #999999"/>
      <style:paragraph-properties fo:text-align="center" fo:margin-left="0mm"/>
    </style:style>
    <style:style style:name="ce30" style:family="table-cell" style:parent-style-name="Default">
      <style:table-cell-properties style:glyph-orientation-vertical="0" fo:background-color="#ffff00" style:cell-protect="none" style:print-content="tru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100">
      <style:table-cell-properties style:glyph-orientation-vertical="0" fo:background-color="#ffff00" style:cell-protect="none" style:print-content="tru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0">
      <style:table-cell-properties style:glyph-orientation-vertical="0" fo:background-color="#ffff00" style:cell-protect="none" style:print-content="tru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36">
      <style:table-cell-properties style:glyph-orientation-vertical="0" fo:background-color="#ffff00" style:cell-protect="none" style:print-content="tru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1">
      <style:table-cell-properties style:glyph-orientation-vertical="0" fo:background-color="#ffff00" style:cell-protect="none" style:print-content="tru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ackground-color="#ffff00" style:cell-protect="none" style:print-content="true" style:text-align-source="fix" style:repeat-content="false" fo:wrap-option="no-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169">
      <style:table-cell-properties style:glyph-orientation-vertical="0" fo:background-color="#ffff00" style:cell-protect="none" style:print-content="tru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cell-protect="none" style:print-content="tru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fo:background-color="#999999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glyph-orientation-vertical="0" fo:background-color="#ffff00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0">
      <style:table-cell-properties style:glyph-orientation-vertical="0" fo:background-color="#ffff00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ackground-color="#999999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c0c0c0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 style:data-style-name="N169">
      <style:table-cell-properties style:glyph-orientation-vertical="0" fo:background-color="#c0c0c0" style:cell-protect="none" style:print-content="tru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169">
      <style:table-cell-properties style:glyph-orientation-vertical="0" fo:background-color="#999999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173">
      <style:table-cell-properties style:glyph-orientation-vertical="0" fo:background-color="#c0c0c0" style:text-align-source="fix" style:repeat-content="false" fo:wrap-option="no-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ackground-color="#999999" style:text-align-source="fix" style:repeat-content="false" fo:wrap-option="no-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fo:background-color="#c0c0c0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7pt" style:font-size-asian="7pt" style:font-size-complex="7pt"/>
    </style:style>
    <style:style style:name="ce62" style:family="table-cell" style:parent-style-name="Default">
      <style:table-cell-properties fo:background-color="#c0c0c0" style:text-align-source="fix" style:repeat-content="false" fo:wrap-option="wrap" fo:border="0.06pt solid #999999"/>
      <style:paragraph-properties fo:text-align="center" fo:margin-left="0mm"/>
      <style:text-properties fo:font-size="7pt" style:font-size-asian="7pt" style:font-size-complex="7pt"/>
    </style:style>
    <style:style style:name="ce63" style:family="table-cell" style:parent-style-name="Default" style:data-style-name="N99">
      <style:table-cell-properties fo:background-color="#c0c0c0" style:text-align-source="fix" style:repeat-content="false" fo:border="0.06pt solid #999999"/>
      <style:paragraph-properties fo:text-align="center" fo:margin-left="0mm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ackground-color="#c0c0c0" style:text-align-source="fix" style:repeat-content="false" fo:border="0.06pt solid #999999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border="0.06pt solid #999999"/>
      <style:paragraph-properties fo:text-align="center" fo:margin-left="0mm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fo:border-bottom="none" fo:border-left="0.06pt solid #000000" fo:border-right="none" fo:border-top="none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7" style:family="table-cell" style:parent-style-name="Default">
      <style:table-cell-properties fo:background-color="#c0c0c0" fo:border="0.06pt solid #000000"/>
    </style:style>
    <style:style style:name="ce78" style:family="table-cell" style:parent-style-name="Default">
      <style:table-cell-properties fo:border="0.06pt solid #000000"/>
    </style:style>
    <style:style style:name="P1" style:family="paragraph">
      <style:paragraph-properties fo:text-align="center"/>
    </style:style>
  </office:automatic-styles>
  <office:body>
    <office:spreadsheet>
      <table:table table:name="Основной" table:style-name="ta1" table:print="false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1" form:control-implementation="ooo:com.sun.star.form.component.CommandButton" xml:id="control1" form:id="control1" form:label="Выполнить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Gen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29.17mm" svg:height="5.45mm" svg:x="6.67mm" svg:y="1.91mm" draw:control="control1"/>
        </table:shapes>
        <table:table-column table:style-name="co7" table:default-cell-style-name="ce28"/>
        <table:table-column table:style-name="co8" table:default-cell-style-name="ce66"/>
        <table:table-column table:style-name="co8" table:number-columns-repeated="125" table:default-cell-style-name="ce28"/>
        <table:table-column table:style-name="co3" table:number-columns-repeated="897" table:default-cell-style-name="ce28"/>
        <table:table-row table:style-name="ro5">
          <table:table-cell table:style-name="ce13" office:value-type="string" calcext:value-type="string">
            <text:p>№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number-columns-repeated="1022"/>
        </table:table-row>
        <table:table-row table:style-name="ro6">
          <table:table-cell table:style-name="ce14" office:value-type="string" calcext:value-type="string">
            <text:p>Краткая характеристика</text:p>
          </table:table-cell>
          <table:table-cell table:style-name="ce29" table:formula="of:=[.B3]" office:value-type="string" office:string-value="MVE 200L2вв" calcext:value-type="string">
            <text:p>MVE 200L2вв</text:p>
          </table:table-cell>
          <table:table-cell table:style-name="ce29"/>
          <table:table-cell table:style-name="ce26" table:number-columns-repeated="1021"/>
        </table:table-row>
        <table:table-row table:style-name="ro6">
          <table:table-cell table:style-name="ce15" office:value-type="string" calcext:value-type="string">
            <text:p>Тип двигателя</text:p>
          </table:table-cell>
          <table:table-cell table:style-name="ce30" office:value-type="string" calcext:value-type="string">
            <text:p>MVE 200L2вв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Зав №</text:p>
          </table:table-cell>
          <table:table-cell table:style-name="ce31" office:value-type="string" calcext:value-type="string">
            <text:p>051694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Номер ступени</text:p>
          </table:table-cell>
          <table:table-cell table:style-name="ce32" office:value-type="string" calcext:value-type="string">
            <text:p>MP-04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Место установки </text:p>
          </table:table-cell>
          <table:table-cell table:style-name="ce33" office:value-type="string" calcext:value-type="string">
            <text:p>ГПА-4 цех BS-I ДКС-2 Газопромыслового управления (ГПУ)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Предназначен для</text:p>
          </table:table-cell>
          <table:table-cell table:style-name="ce30" office:value-type="string" calcext:value-type="string">
            <text:p>оборудования</text:p>
          </table:table-cell>
          <table:table-cell table:number-columns-repeated="1022"/>
        </table:table-row>
        <table:table-row table:style-name="ro6">
          <table:table-cell table:style-name="ce16" office:value-type="string" calcext:value-type="string">
            <text:p>Дата проведения контроля</text:p>
          </table:table-cell>
          <table:table-cell table:style-name="ce34" office:value-type="date" office:date-value="2015-06-22" calcext:value-type="date">
            <text:p>22.06.2015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Исполнение по взрывозащите</text:p>
          </table:table-cell>
          <table:table-cell table:style-name="ce30" office:value-type="string" calcext:value-type="string">
            <text:p>ExdIIBT3</text:p>
          </table:table-cell>
          <table:table-cell table:number-columns-repeated="1022"/>
        </table:table-row>
        <table:table-row table:style-name="ro6">
          <table:table-cell table:style-name="ce17" office:value-type="string" calcext:value-type="string">
            <text:p>Темп. Диапазон, °С</text:p>
          </table:table-cell>
          <table:table-cell table:style-name="ce31" office:value-type="string" calcext:value-type="string">
            <text:p>-45….+4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Завод-изготовитель</text:p>
          </table:table-cell>
          <table:table-cell table:style-name="ce30" office:value-type="string" calcext:value-type="string">
            <text:p>MADE IN ITALY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Год изготовления</text:p>
          </table:table-cell>
          <table:table-cell table:style-name="ce35" office:value-type="float" office:value="1986" calcext:value-type="float">
            <text:p>1986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Год ввода</text:p>
          </table:table-cell>
          <table:table-cell table:style-name="ce35" office:value-type="float" office:value="1986" calcext:value-type="float">
            <text:p>1986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Соединение фаз</text:p>
          </table:table-cell>
          <table:table-cell table:style-name="ce30" office:value-type="string" calcext:value-type="string">
            <text:p>треугольник 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Высота оси вала</text:p>
          </table:table-cell>
          <table:table-cell table:style-name="ce36" office:value-type="float" office:value="130" calcext:value-type="float">
            <text:p>13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Мощность, кВт</text:p>
          </table:table-cell>
          <table:table-cell table:style-name="ce37" office:value-type="float" office:value="16" calcext:value-type="float">
            <text:p>16,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Напряжение, В</text:p>
          </table:table-cell>
          <table:table-cell table:style-name="ce32" office:value-type="float" office:value="380" calcext:value-type="float">
            <text:p>38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Ток статора, А</text:p>
          </table:table-cell>
          <table:table-cell table:style-name="ce37" office:value-type="float" office:value="71" calcext:value-type="float">
            <text:p>71,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Частота вращения, об/мин</text:p>
          </table:table-cell>
          <table:table-cell table:style-name="ce32" office:value-type="float" office:value="2935" calcext:value-type="float">
            <text:p>2935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КПД, %</text:p>
          </table:table-cell>
          <table:table-cell table:style-name="ce37" office:value-type="string" calcext:value-type="string">
            <text:p>-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Коэфф. Мощности</text:p>
          </table:table-cell>
          <table:table-cell table:style-name="ce38" office:value-type="string" calcext:value-type="string">
            <text:p>-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Класс нагревостойкости</text:p>
          </table:table-cell>
          <table:table-cell table:style-name="ce30" office:value-type="string" calcext:value-type="string">
            <text:p>F(155ºC)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Масса, кг</text:p>
          </table:table-cell>
          <table:table-cell table:style-name="ce30" office:value-type="float" office:value="180" calcext:value-type="float">
            <text:p>180</text:p>
          </table:table-cell>
          <table:table-cell table:number-columns-repeated="1022"/>
        </table:table-row>
        <table:table-row table:style-name="ro8">
          <table:table-cell table:style-name="ce18" office:value-type="string" calcext:value-type="string">
            <text:p>Анализ технической документации</text:p>
          </table:table-cell>
          <table:table-cell table:style-name="ce18"/>
          <table:table-cell table:style-name="ce26" table:number-columns-repeated="1022"/>
        </table:table-row>
        <table:table-row table:style-name="ro6">
          <table:table-cell table:style-name="ce15" office:value-type="string" calcext:value-type="string">
            <text:p>Паспорт</text:p>
          </table:table-cell>
          <table:table-cell table:style-name="ce30"/>
          <table:table-cell table:number-columns-repeated="1022"/>
        </table:table-row>
        <table:table-row table:style-name="ro6">
          <table:table-cell table:style-name="ce15" office:value-type="string" calcext:value-type="string">
            <text:p>Сертификат соответствия</text:p>
          </table:table-cell>
          <table:table-cell table:style-name="ce30"/>
          <table:table-cell table:number-columns-repeated="1022"/>
        </table:table-row>
        <table:table-row table:style-name="ro6">
          <table:table-cell table:style-name="ce15" office:value-type="string" calcext:value-type="string">
            <text:p>Разрешение на применение</text:p>
          </table:table-cell>
          <table:table-cell table:style-name="ce30"/>
          <table:table-cell table:number-columns-repeated="1022"/>
        </table:table-row>
        <table:table-row table:style-name="ro6">
          <table:table-cell table:style-name="ce15" office:value-type="string" calcext:value-type="string">
            <text:p>Инструкция по эксплуатации</text:p>
          </table:table-cell>
          <table:table-cell table:style-name="ce30"/>
          <table:table-cell table:number-columns-repeated="1022"/>
        </table:table-row>
        <table:table-row table:style-name="ro8">
          <table:table-cell table:style-name="ce15" office:value-type="string" calcext:value-type="string">
            <text:p>Журнал эксплуатации</text:p>
          </table:table-cell>
          <table:table-cell table:style-name="ce30" office:value-type="string" calcext:value-type="string">
            <text:p>с 07.05.08 по 30.06.14 г. (на 2 листах)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ВИК</text:p>
          </table:table-cell>
          <table:table-cell table:style-name="ce39"/>
          <table:table-cell table:style-name="ce26" table:number-columns-repeated="1022"/>
        </table:table-row>
        <table:table-row table:style-name="ro8">
          <table:table-cell table:style-name="ce19" office:value-type="string" calcext:value-type="string">
            <text:p>Наличие предупреждающих знаков</text:p>
          </table:table-cell>
          <table:table-cell table:style-name="ce40" office:value-type="string" calcext:value-type="string">
            <text:p>да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Наличие маркировки взрывозащиты (да/нет)</text:p>
          </table:table-cell>
          <table:table-cell table:style-name="ce30" office:value-type="string" calcext:value-type="string">
            <text:p>да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Соответствие взрывозащиты</text:p>
          </table:table-cell>
          <table:table-cell table:style-name="ce30" office:value-type="string" calcext:value-type="string">
            <text:p>да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Наличие несанкционированных изменений взрывонепроницаемой оболочки</text:p>
          </table:table-cell>
          <table:table-cell table:style-name="ce30" office:value-type="string" calcext:value-type="string">
            <text:p>нет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Коррозия и механические повреждения взрывонепроницаемой оболочки</text:p>
          </table:table-cell>
          <table:table-cell table:style-name="ce32" office:value-type="string" calcext:value-type="string">
            <text:p>нет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Наличие всех крепежных элементов</text:p>
          </table:table-cell>
          <table:table-cell table:style-name="ce32" office:value-type="string" calcext:value-type="string">
            <text:p>да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Затяжка крепежных болтов</text:p>
          </table:table-cell>
          <table:table-cell table:style-name="ce32" office:value-type="string" calcext:value-type="string">
            <text:p>в норме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Наличие следов эрозии и коррозии на резьбовых соединениях</text:p>
          </table:table-cell>
          <table:table-cell table:style-name="ce32" office:value-type="string" calcext:value-type="string">
            <text:p>нет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Коррозия и механические повреждения на крышке и корпусе выводного устройства</text:p>
          </table:table-cell>
          <table:table-cell table:style-name="ce32" office:value-type="string" calcext:value-type="string">
            <text:p>нет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Наличие повреждений уплотнительных резинок</text:p>
          </table:table-cell>
          <table:table-cell table:style-name="ce32" office:value-type="string" calcext:value-type="string">
            <text:p>нет</text:p>
          </table:table-cell>
          <table:table-cell table:number-columns-repeated="1022"/>
        </table:table-row>
        <table:table-row table:style-name="ro6">
          <table:table-cell table:style-name="ce20" office:value-type="string" calcext:value-type="string">
            <text:p>Наличие антикоррозионной смазки</text:p>
          </table:table-cell>
          <table:table-cell table:style-name="ce32" office:value-type="string" calcext:value-type="string">
            <text:p>да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Наличие видимых повреждений кабелей</text:p>
          </table:table-cell>
          <table:table-cell table:style-name="ce41" office:value-type="string" calcext:value-type="string">
            <text:p>нет</text:p>
          </table:table-cell>
          <table:table-cell table:number-columns-repeated="1022"/>
        </table:table-row>
        <table:table-row table:style-name="ro7">
          <table:table-cell table:style-name="ce21" office:value-type="string" calcext:value-type="string">
            <text:p>Узел взрывозащиты подшипникового узла со стор. привода </text:p>
          </table:table-cell>
          <table:table-cell table:style-name="ce39"/>
          <table:table-cell table:style-name="ce26" table:number-columns-repeated="1022"/>
        </table:table-row>
        <table:table-row table:style-name="ro6">
          <table:table-cell table:style-name="ce22" office:value-type="string" calcext:value-type="string">
            <text:p>D, мм</text:p>
          </table:table-cell>
          <table:table-cell table:style-name="ce37" office:value-type="float" office:value="48.5" calcext:value-type="float">
            <text:p>48,5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d, мм</text:p>
          </table:table-cell>
          <table:table-cell table:style-name="ce37" office:value-type="float" office:value="48" calcext:value-type="float">
            <text:p>48,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Шероховатость, Ra</text:p>
          </table:table-cell>
          <table:table-cell table:style-name="ce37" office:value-type="float" office:value="3.2" calcext:value-type="float">
            <text:p>3,2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Длина, L1, мм</text:p>
          </table:table-cell>
          <table:table-cell table:style-name="ce37" office:value-type="float" office:value="32" calcext:value-type="float">
            <text:p>32,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менее</text:p>
          </table:table-cell>
          <table:table-cell table:style-name="ce37" office:value-type="float" office:value="25" calcext:value-type="float">
            <text:p>25,0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0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Wd, мм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более</text:p>
          </table:table-cell>
          <table:table-cell table:style-name="ce37" office:value-type="float" office:value="0.6" calcext:value-type="float">
            <text:p>0,6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0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7">
          <table:table-cell table:style-name="ce21" office:value-type="string" calcext:value-type="string">
            <text:p>Узел взрывозащиты подшипникового узла с обр. стороны привода </text:p>
          </table:table-cell>
          <table:table-cell table:style-name="ce39"/>
          <table:table-cell table:style-name="ce26" table:number-columns-repeated="1022"/>
        </table:table-row>
        <table:table-row table:style-name="ro6">
          <table:table-cell table:style-name="ce22" office:value-type="string" calcext:value-type="string">
            <text:p>D, мм</text:p>
          </table:table-cell>
          <table:table-cell table:style-name="ce37" office:value-type="float" office:value="48.5" calcext:value-type="float">
            <text:p>48,5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d, мм</text:p>
          </table:table-cell>
          <table:table-cell table:style-name="ce37" office:value-type="float" office:value="48" calcext:value-type="float">
            <text:p>48,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Шероховатость, Ra</text:p>
          </table:table-cell>
          <table:table-cell table:style-name="ce37" office:value-type="float" office:value="3.1" calcext:value-type="float">
            <text:p>3,1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Длина, L1, мм</text:p>
          </table:table-cell>
          <table:table-cell table:style-name="ce37" office:value-type="float" office:value="32" calcext:value-type="float">
            <text:p>32,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менее</text:p>
          </table:table-cell>
          <table:table-cell table:style-name="ce37" office:value-type="float" office:value="25" calcext:value-type="float">
            <text:p>25,0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0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Wd, мм</text:p>
          </table:table-cell>
          <table:table-cell table:style-name="ce37" office:value-type="float" office:value="0.5" calcext:value-type="float">
            <text:p>0,5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более</text:p>
          </table:table-cell>
          <table:table-cell table:style-name="ce37" office:value-type="float" office:value="0.6" calcext:value-type="float">
            <text:p>0,6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0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6">
          <table:table-cell table:style-name="ce21" office:value-type="string" calcext:value-type="string">
            <text:p>Выводное устройство - крышка</text:p>
          </table:table-cell>
          <table:table-cell table:style-name="ce39"/>
          <table:table-cell table:style-name="ce26" table:number-columns-repeated="1022"/>
        </table:table-row>
        <table:table-row table:style-name="ro6">
          <table:table-cell table:style-name="ce22" office:value-type="string" calcext:value-type="string">
            <text:p>Шероховатость, Ra</text:p>
          </table:table-cell>
          <table:table-cell table:style-name="ce37" office:value-type="float" office:value="3.3" calcext:value-type="float">
            <text:p>3,3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Длина, L1, мм</text:p>
          </table:table-cell>
          <table:table-cell table:style-name="ce37" office:value-type="float" office:value="24" calcext:value-type="float">
            <text:p>24,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менее</text:p>
          </table:table-cell>
          <table:table-cell table:style-name="ce37" office:value-type="float" office:value="22.5" calcext:value-type="float">
            <text:p>22,5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0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Ширина, W1, мм</text:p>
          </table:table-cell>
          <table:table-cell table:style-name="ce38" office:value-type="string" calcext:value-type="string">
            <text:p>&lt; 0,1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более</text:p>
          </table:table-cell>
          <table:table-cell table:style-name="ce38" office:value-type="float" office:value="0.2" calcext:value-type="float">
            <text:p>0,20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0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6">
          <table:table-cell table:style-name="ce21" office:value-type="string" calcext:value-type="string">
            <text:p>Выводное устройство - станина</text:p>
          </table:table-cell>
          <table:table-cell table:style-name="ce39"/>
          <table:table-cell table:style-name="ce26" table:number-columns-repeated="1022"/>
        </table:table-row>
        <table:table-row table:style-name="ro6">
          <table:table-cell table:style-name="ce22" office:value-type="string" calcext:value-type="string">
            <text:p>Шероховатость, Ra</text:p>
          </table:table-cell>
          <table:table-cell table:style-name="ce37" office:value-type="float" office:value="3.6" calcext:value-type="float">
            <text:p>3,6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Длина, L1, мм</text:p>
          </table:table-cell>
          <table:table-cell table:style-name="ce37" office:value-type="float" office:value="24" calcext:value-type="float">
            <text:p>24,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менее</text:p>
          </table:table-cell>
          <table:table-cell table:style-name="ce37" office:value-type="float" office:value="22.5" calcext:value-type="float">
            <text:p>22,5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0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Ширина, W1, мм</text:p>
          </table:table-cell>
          <table:table-cell table:style-name="ce38" office:value-type="string" calcext:value-type="string">
            <text:p><text:s/>&lt; 0,1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более</text:p>
          </table:table-cell>
          <table:table-cell table:style-name="ce38" office:value-type="float" office:value="0.2" calcext:value-type="float">
            <text:p>0,20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0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Подшипниковый щит со стороны привода - статор</text:p>
          </table:table-cell>
          <table:table-cell table:style-name="ce39"/>
          <table:table-cell table:style-name="ce26" table:number-columns-repeated="1022"/>
        </table:table-row>
        <table:table-row table:style-name="ro6">
          <table:table-cell table:style-name="ce22" office:value-type="string" calcext:value-type="string">
            <text:p>Шероховатость, Ra</text:p>
          </table:table-cell>
          <table:table-cell table:style-name="ce37" office:value-type="float" office:value="3.2" calcext:value-type="float">
            <text:p>3,2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Длина, L1, мм</text:p>
          </table:table-cell>
          <table:table-cell table:style-name="ce37" office:value-type="float" office:value="28" calcext:value-type="float">
            <text:p>28,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менее</text:p>
          </table:table-cell>
          <table:table-cell table:style-name="ce37" office:value-type="float" office:value="25" calcext:value-type="float">
            <text:p>25,0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0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Ширина, W1, мм</text:p>
          </table:table-cell>
          <table:table-cell table:style-name="ce38" office:value-type="string" calcext:value-type="string">
            <text:p>&lt; 0,1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более</text:p>
          </table:table-cell>
          <table:table-cell table:style-name="ce38" office:value-type="float" office:value="0.2" calcext:value-type="float">
            <text:p>0,20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0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Подшипниковый щит с обр. стороны привода - статор</text:p>
          </table:table-cell>
          <table:table-cell table:style-name="ce39"/>
          <table:table-cell table:style-name="ce26" table:number-columns-repeated="1022"/>
        </table:table-row>
        <table:table-row table:style-name="ro6">
          <table:table-cell table:style-name="ce22" office:value-type="string" calcext:value-type="string">
            <text:p>Шероховатость, Ra</text:p>
          </table:table-cell>
          <table:table-cell table:style-name="ce37" office:value-type="float" office:value="3.2" calcext:value-type="float">
            <text:p>3,2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Длина, L1, мм</text:p>
          </table:table-cell>
          <table:table-cell table:style-name="ce37" office:value-type="float" office:value="28" calcext:value-type="float">
            <text:p>28,0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менее</text:p>
          </table:table-cell>
          <table:table-cell table:style-name="ce37" office:value-type="float" office:value="25" calcext:value-type="float">
            <text:p>25,0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0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Ширина, W1, мм</text:p>
          </table:table-cell>
          <table:table-cell table:style-name="ce38" office:value-type="string" calcext:value-type="string">
            <text:p>&lt; 0,1</text:p>
          </table:table-cell>
          <table:table-cell table:number-columns-repeated="1022"/>
        </table:table-row>
        <table:table-row table:style-name="ro6">
          <table:table-cell table:style-name="ce22" office:value-type="string" calcext:value-type="string">
            <text:p>Норма, мм, не более</text:p>
          </table:table-cell>
          <table:table-cell table:style-name="ce38" office:value-type="float" office:value="0.2" calcext:value-type="float">
            <text:p>0,20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Соответствие норме (соответствует / не соответствует)</text:p>
          </table:table-cell>
          <table:table-cell table:style-name="ce30" office:value-type="string" calcext:value-type="string">
            <text:p>соответствует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Вибрационный контроль</text:p>
          </table:table-cell>
          <table:table-cell table:style-name="ce42"/>
          <table:table-cell table:style-name="ce26" table:number-columns-repeated="1022"/>
        </table:table-row>
        <table:table-row table:style-name="ro8">
          <table:table-cell table:style-name="ce23" office:value-type="string" calcext:value-type="string">
            <text:p>Подшипниковый узел со стороны привода (передний подшипник)</text:p>
          </table:table-cell>
          <table:table-cell table:style-name="ce43"/>
          <table:table-cell table:style-name="ce27" table:number-columns-repeated="1022"/>
        </table:table-row>
        <table:table-row table:style-name="ro8">
          <table:table-cell table:style-name="ce15" office:value-type="string" calcext:value-type="string">
            <text:p>Виброскорость вертикальная, мм/с</text:p>
          </table:table-cell>
          <table:table-cell table:style-name="ce37" office:value-type="float" office:value="4.2" calcext:value-type="float">
            <text:p>4,2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Виброскорость горизонтальная, мм/с</text:p>
          </table:table-cell>
          <table:table-cell table:style-name="ce37" office:value-type="float" office:value="3.6" calcext:value-type="float">
            <text:p>3,6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Виброскорость осевая, мм/с</text:p>
          </table:table-cell>
          <table:table-cell table:style-name="ce37" office:value-type="float" office:value="2.5" calcext:value-type="float">
            <text:p>2,5</text:p>
          </table:table-cell>
          <table:table-cell table:number-columns-repeated="1022"/>
        </table:table-row>
        <table:table-row table:style-name="ro7">
          <table:table-cell table:style-name="ce23" office:value-type="string" calcext:value-type="string">
            <text:p>Подшипниковый узел с обр. стороны привода (задний подшипник)</text:p>
          </table:table-cell>
          <table:table-cell table:style-name="ce43"/>
          <table:table-cell table:style-name="ce27" table:number-columns-repeated="1022"/>
        </table:table-row>
        <table:table-row table:style-name="ro8">
          <table:table-cell table:style-name="ce15" office:value-type="string" calcext:value-type="string">
            <text:p>Виброскорость вертикальная, мм/с</text:p>
          </table:table-cell>
          <table:table-cell table:style-name="ce37" office:value-type="float" office:value="4.3" calcext:value-type="float">
            <text:p>4,3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Виброскорость горизонтальная, мм/с</text:p>
          </table:table-cell>
          <table:table-cell table:style-name="ce37" office:value-type="float" office:value="4" calcext:value-type="float">
            <text:p>4,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Виброскорость осевая, мм/с</text:p>
          </table:table-cell>
          <table:table-cell table:style-name="ce37" office:value-type="float" office:value="2.2" calcext:value-type="float">
            <text:p>2,2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Максимальное значение виброскорости</text:p>
          </table:table-cell>
          <table:table-cell table:style-name="ce44" table:formula="of:=MAX([.B97:.B99];[.B101:.B103])" office:value-type="float" office:value="4.3" calcext:value-type="float">
            <text:p>4,3</text:p>
          </table:table-cell>
          <table:table-cell table:style-name="ce27" table:number-columns-repeated="1022"/>
        </table:table-row>
        <table:table-row table:style-name="ro6">
          <table:table-cell table:style-name="ce18" office:value-type="string" calcext:value-type="string">
            <text:p>УЗК</text:p>
          </table:table-cell>
          <table:table-cell table:style-name="ce57"/>
          <table:table-cell table:style-name="ce26" table:number-columns-repeated="1022"/>
        </table:table-row>
        <table:table-row table:style-name="ro8">
          <table:table-cell table:style-name="ce15" office:value-type="string" calcext:value-type="string">
            <text:p>Подшипниковый щит со стороны привода, мм</text:p>
          </table:table-cell>
          <table:table-cell table:style-name="ce37" office:value-type="float" office:value="12.1" calcext:value-type="float">
            <text:p>12,1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Крышка коробки выводов, мм</text:p>
          </table:table-cell>
          <table:table-cell table:style-name="ce37" office:value-type="float" office:value="13.1" calcext:value-type="float">
            <text:p>13,1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Наружная оболочка корпуса статора, мм</text:p>
          </table:table-cell>
          <table:table-cell table:style-name="ce37" office:value-type="float" office:value="9.2" calcext:value-type="float">
            <text:p>9,2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Подшипниковый щит с обр. стороны привода, мм</text:p>
          </table:table-cell>
          <table:table-cell table:style-name="ce37" office:value-type="float" office:value="12.1" calcext:value-type="float">
            <text:p>12,1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Электрические измерения</text:p>
          </table:table-cell>
          <table:table-cell table:style-name="ce57"/>
          <table:table-cell table:style-name="ce26" table:number-columns-repeated="1022"/>
        </table:table-row>
        <table:table-row table:style-name="ro6">
          <table:table-cell table:style-name="ce15" office:value-type="string" calcext:value-type="string">
            <text:p>Сопротивление, Ом (изм.)</text:p>
          </table:table-cell>
          <table:table-cell table:style-name="ce36" office:value-type="float" office:value="0.08" calcext:value-type="float">
            <text:p>0,08</text:p>
          </table:table-cell>
          <table:table-cell table:number-columns-repeated="1022"/>
        </table:table-row>
        <table:table-row table:style-name="ro6">
          <table:table-cell table:style-name="ce23" office:value-type="string" calcext:value-type="string">
            <text:p>Сопротивление, Ом (А)</text:p>
          </table:table-cell>
          <table:table-cell table:style-name="ce58" table:formula="of:=ROUND([.B111]*(1+(RAND()-0.5)*2/100);3)" office:value-type="float" office:value="0.08" calcext:value-type="float">
            <text:p>0,080</text:p>
          </table:table-cell>
          <table:table-cell table:style-name="ce27" table:number-columns-repeated="1022"/>
        </table:table-row>
        <table:table-row table:style-name="ro6">
          <table:table-cell table:style-name="ce23" office:value-type="string" calcext:value-type="string">
            <text:p>Сопротивление, Ом (В)</text:p>
          </table:table-cell>
          <table:table-cell table:style-name="ce58" table:formula="of:=ROUND([.B111]*(1+(RAND()-0.5)*2/100);3)" office:value-type="float" office:value="0.079" calcext:value-type="float">
            <text:p>0,079</text:p>
          </table:table-cell>
          <table:table-cell table:style-name="ce27" table:number-columns-repeated="1022"/>
        </table:table-row>
        <table:table-row table:style-name="ro6">
          <table:table-cell table:style-name="ce23" office:value-type="string" calcext:value-type="string">
            <text:p>Сопротивление, Ом (С)</text:p>
          </table:table-cell>
          <table:table-cell table:style-name="ce58" table:formula="of:=ROUND([.B111]*(1+(RAND()-0.5)*2/100);3)" office:value-type="float" office:value="0.08" calcext:value-type="float">
            <text:p>0,080</text:p>
          </table:table-cell>
          <table:table-cell table:style-name="ce27" table:number-columns-repeated="1022"/>
        </table:table-row>
        <table:table-row table:style-name="ro6">
          <table:table-cell table:style-name="ce23" office:value-type="string" calcext:value-type="string">
            <text:p>Отклонение, % (А)</text:p>
          </table:table-cell>
          <table:table-cell table:style-name="ce59" table:formula="of:=ABS(([.B112]-[.B113])/MIN([.B112];[.B113]))*100" office:value-type="float" office:value="1.26582278481013" calcext:value-type="float">
            <text:p>1,27</text:p>
          </table:table-cell>
          <table:table-cell table:style-name="ce27" table:number-columns-repeated="1022"/>
        </table:table-row>
        <table:table-row table:style-name="ro6">
          <table:table-cell table:style-name="ce23" office:value-type="string" calcext:value-type="string">
            <text:p>Отклонение, % (В)</text:p>
          </table:table-cell>
          <table:table-cell table:style-name="ce59" table:formula="of:=ABS(([.B114]-[.B113])/MIN([.B114];[.B113]))*100" office:value-type="float" office:value="1.26582278481013" calcext:value-type="float">
            <text:p>1,27</text:p>
          </table:table-cell>
          <table:table-cell table:style-name="ce27" table:number-columns-repeated="1022"/>
        </table:table-row>
        <table:table-row table:style-name="ro6">
          <table:table-cell table:style-name="ce23" office:value-type="string" calcext:value-type="string">
            <text:p>Отклонение, % (С)</text:p>
          </table:table-cell>
          <table:table-cell table:style-name="ce59" table:formula="of:=ABS(([.B112]-[.B114])/MIN([.B112];[.B114]))*100" office:value-type="float" office:value="0" calcext:value-type="float">
            <text:p>0,00</text:p>
          </table:table-cell>
          <table:table-cell table:style-name="ce27" table:number-columns-repeated="1022"/>
        </table:table-row>
        <table:table-row table:style-name="ro6">
          <table:table-cell table:style-name="ce15" office:value-type="string" calcext:value-type="string">
            <text:p>Сопротивление изоляции, МОм (А)</text:p>
          </table:table-cell>
          <table:table-cell table:style-name="ce30" office:value-type="float" office:value="1100" calcext:value-type="float">
            <text:p>110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Сопротивление изоляции, МОм (В)</text:p>
          </table:table-cell>
          <table:table-cell table:style-name="ce30" office:value-type="float" office:value="1250" calcext:value-type="float">
            <text:p>125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Сопротивление изоляции, МОм (С)</text:p>
          </table:table-cell>
          <table:table-cell table:style-name="ce30" office:value-type="float" office:value="2000" calcext:value-type="float">
            <text:p>200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Норма, МОм</text:p>
          </table:table-cell>
          <table:table-cell table:style-name="ce30" office:value-type="string" calcext:value-type="string">
            <text:p>1,0 (10-30ºС)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Выводы/рекомендации</text:p>
          </table:table-cell>
          <table:table-cell table:style-name="ce42"/>
          <table:table-cell table:style-name="ce26" table:number-columns-repeated="1022"/>
        </table:table-row>
        <table:table-row table:style-name="ro6">
          <table:table-cell table:style-name="ce15" office:value-type="string" calcext:value-type="string">
            <text:p>Выполнить работы до</text:p>
          </table:table-cell>
          <table:table-cell table:style-name="ce31" office:value-type="string" calcext:value-type="string">
            <text:p>12.01.21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Наличие маркировки взрывозащиты </text:p>
          </table:table-cell>
          <table:table-cell table:style-name="ce60"/>
          <table:table-cell table:style-name="ce26" table:number-columns-repeated="1022"/>
        </table:table-row>
        <table:table-row table:style-name="ro7">
          <table:table-cell table:style-name="ce23" office:value-type="string" calcext:value-type="string">
            <text:p>Результат</text:p>
          </table:table-cell>
          <table:table-cell table:style-name="ce43" table:formula="of:=IF([.B$32]&lt;&gt;&quot;да&quot;;&quot;выявлено несоответствие маркировки взрывозащиты электродвигателя требованиям ГОСТ 30852.0-2002 п. 27.1. (см. Приложение 1).&quot;;&quot;отклонений не выявлено (см. Приложение 1).&quot;)" office:value-type="string" office:string-value="отклонений не выявлено (см. Приложение 1)." calcext:value-type="string">
            <text:p>отклонений не выявлено (см. Приложение 1).</text:p>
          </table:table-cell>
          <table:table-cell table:style-name="ce27" table:number-columns-repeated="1022"/>
        </table:table-row>
        <table:table-row table:style-name="ro6">
          <table:table-cell table:style-name="ce23" office:value-type="string" calcext:value-type="string">
            <text:p>Рекомендации</text:p>
          </table:table-cell>
          <table:table-cell table:style-name="ce43" table:formula="of:=IF([.B$32]&lt;&gt;&quot;да&quot;;&quot;выполнить приведение маркировки взрывозащиты электродвигателя в соответствие требованиям п. 27.1 ГОСТ 30852.0-2002.&quot;;&quot;&quot;)">
            <text:p/>
          </table:table-cell>
          <table:table-cell table:style-name="ce27" table:number-columns-repeated="1022"/>
        </table:table-row>
        <table:table-row table:style-name="ro6">
          <table:table-cell table:style-name="ce23" office:value-type="string" calcext:value-type="string">
            <text:p>Заключение</text:p>
          </table:table-cell>
          <table:table-cell table:style-name="ce43" table:formula="of:=IF([.B$32]&lt;&gt;&quot;да&quot;;&quot;восстановить маркировку взрывозащиты электродвигателя в соответствии требованиям п. 27.1 ГОСТ 30852.0-2002;&quot;;&quot;&quot;)">
            <text:p/>
          </table:table-cell>
          <table:table-cell table:style-name="ce27" table:number-columns-repeated="1022"/>
        </table:table-row>
        <table:table-row table:style-name="ro6">
          <table:table-cell table:style-name="ce23" office:value-type="string" calcext:value-type="string">
            <text:p>Вывод</text:p>
          </table:table-cell>
          <table:table-cell table:style-name="ce43" table:formula="of:=IF([.B$32]&lt;&gt;&quot;да&quot;;&quot;Выявлено несоответствие маркировки взрывозащиты электродвигателя требованиям ГОСТ 30852.0-2002 п. 27.1.&quot;;&quot;&quot;)">
            <text:p/>
          </table:table-cell>
          <table:table-cell table:style-name="ce27" table:number-columns-repeated="1022"/>
        </table:table-row>
        <table:table-row table:style-name="ro6">
          <table:table-cell table:style-name="ce21" office:value-type="string" calcext:value-type="string">
            <text:p>Наличие крепежных элементов</text:p>
          </table:table-cell>
          <table:table-cell table:style-name="ce39"/>
          <table:table-cell table:style-name="ce26" table:number-columns-repeated="1022"/>
        </table:table-row>
        <table:table-row table:style-name="ro9">
          <table:table-cell table:style-name="ce23" office:value-type="string" calcext:value-type="string">
            <text:p>Результат</text:p>
          </table:table-cell>
          <table:table-cell table:style-name="ce43" table:formula="of:=IF([.B$36]&lt;&gt;&quot;да&quot;;CONCATENATE([.B$36];&quot; (см. Приложение 1).&quot;);&quot;несанкционированных изменений не выявлено (см. Приложение 1).&quot;)" office:value-type="string" office:string-value="несанкционированных изменений не выявлено (см. Приложение 1)." calcext:value-type="string">
            <text:p>несанкционированных изменений не выявлено (см. Приложение 1).</text:p>
          </table:table-cell>
          <table:table-cell table:style-name="ce27" table:number-columns-repeated="1022"/>
        </table:table-row>
        <table:table-row table:style-name="ro6">
          <table:table-cell table:style-name="ce23" office:value-type="string" calcext:value-type="string">
            <text:p>Рекомендации</text:p>
          </table:table-cell>
          <table:table-cell table:style-name="ce43" table:formula="of:=IF([.B$36]&lt;&gt;&quot;да&quot;;CONCATENATE(&quot;восстановить комплектность крепежных элементов&quot;;SUBSTITUTE([.B$36];&quot;отсутствует болт крепления&quot;;&quot;&quot;);&quot;.&quot;);&quot;&quot;)">
            <text:p/>
          </table:table-cell>
          <table:table-cell table:style-name="ce27" table:number-columns-repeated="1022"/>
        </table:table-row>
        <table:table-row table:style-name="ro6">
          <table:table-cell table:style-name="ce23" office:value-type="string" calcext:value-type="string">
            <text:p>Заключение</text:p>
          </table:table-cell>
          <table:table-cell table:style-name="ce43" table:formula="of:=IF([.B36]&lt;&gt;&quot;да&quot;;CONCATENATE(&quot;восстановить комплектность крепежных элементов&quot;;SUBSTITUTE([.B36];&quot;отсутствует болт крепления&quot;;&quot;&quot;);&quot;;&quot;);&quot;&quot;)">
            <text:p/>
          </table:table-cell>
          <table:table-cell table:style-name="ce27" table:number-columns-repeated="1022"/>
        </table:table-row>
        <table:table-row table:style-name="ro6">
          <table:table-cell table:style-name="ce23" office:value-type="string" calcext:value-type="string">
            <text:p>Вывод</text:p>
          </table:table-cell>
          <table:table-cell table:style-name="ce43" table:formula="of:=IF([.B$36]&lt;&gt;&quot;да&quot;;CONCATENATE(&quot;Отсутствует&quot;;SUBSTITUTE([.B$36];&quot;отсутствует&quot;;&quot;&quot;);&quot;.&quot;);&quot;&quot;)">
            <text:p/>
          </table:table-cell>
          <table:table-cell table:style-name="ce27" table:number-columns-repeated="1022"/>
        </table:table-row>
        <table:table-row table:style-name="ro8">
          <table:table-cell table:style-name="ce21" office:value-type="string" calcext:value-type="string">
            <text:p>Коррозия взрывонепроницаемой оболочки</text:p>
          </table:table-cell>
          <table:table-cell table:style-name="ce39"/>
          <table:table-cell table:style-name="ce26" table:number-columns-repeated="1022"/>
        </table:table-row>
        <table:table-row table:style-name="ro7">
          <table:table-cell table:style-name="ce23" office:value-type="string" calcext:value-type="string">
            <text:p>Результат</text:p>
          </table:table-cell>
          <table:table-cell table:style-name="ce43" table:formula="of:=IF(OR([.B$138]=&quot;&quot;;[.B$138]=&quot;Дефектов не выявлено&quot;);&quot;отклонений ПТС не выявлено (см. Приложение 1).&quot;;CONCATENATE(LOWER([.B$138]);&quot; (см. Приложение1).&quot;))" office:value-type="string" office:string-value="отклонений ПТС не выявлено (см. Приложение 1)." calcext:value-type="string">
            <text:p>отклонений ПТС не выявлено (см. Приложение 1).</text:p>
          </table:table-cell>
          <table:table-cell table:style-name="ce27" table:number-columns-repeated="1022"/>
        </table:table-row>
        <table:table-row table:style-name="ro6">
          <table:table-cell table:style-name="ce23" office:value-type="string" calcext:value-type="string">
            <text:p>Заключение</text:p>
          </table:table-cell>
          <table:table-cell table:style-name="ce43" table:formula="of:=IF(AND([.B$38]=&quot;нет&quot;;[.B$39]=&quot;нет&quot;);&quot;&quot;;&quot;выполнить восстановление защитного антикоррозионного покрытия корпуса электродвигателя в соответствии с требованиями п. 4.5 ГОСТ 30852.0-2002;&quot;)">
            <text:p/>
          </table:table-cell>
          <table:table-cell table:style-name="ce27" table:number-columns-repeated="1022"/>
        </table:table-row>
        <table:table-row table:style-name="ro6">
          <table:table-cell table:style-name="ce23" office:value-type="string" calcext:value-type="string">
            <text:p>Заключение</text:p>
          </table:table-cell>
          <table:table-cell table:style-name="ce43" table:formula="of:=IF(AND([.B$38]=&quot;нет&quot;;[.B$39]=&quot;нет&quot;);&quot;&quot;;&quot;выполнить ревизию взрывонепроницаемых поверхностей с нанесением незагустевающей смазки ЦИАТИМ-201 по ГОСТ 6267-74;&quot;)">
            <text:p/>
          </table:table-cell>
          <table:table-cell table:style-name="ce27" table:number-columns-repeated="1022"/>
        </table:table-row>
        <table:table-row table:style-name="ro6">
          <table:table-cell table:style-name="ce23" office:value-type="string" calcext:value-type="string">
            <text:p>Вывод</text:p>
          </table:table-cell>
          <table:table-cell table:style-name="ce43" table:formula="of:=IF(AND([.B$38]=&quot;нет&quot;;[.B$39]=&quot;нет&quot;);&quot;Дефектов не выявлено&quot;;IF(AND([.B$38]&lt;&gt;&quot;нет&quot;;[.B$39]&lt;&gt;&quot;нет&quot;);&quot;Выявлено наличие продуктов коррозии на взрывозащищенных поверхностях взрывонепроницаемой оболочки, а также на крышке и корпусе выводного устройства. Антикоррозионное покрытие отсутствует. Язвенных коррозионных и механических повреждений не выявлено.&quot;;IF([.B$38]&lt;&gt;&quot;нет&quot;;&quot;Выявлено наличие продуктов коррозии на взрывозащищенных поверхностях взрывонепроницаемой оболочки. Антикоррозионное покрытие отсутствует. Язвенных коррозионных и механических повреждений не выявлено.&quot;;IF([.B$39]&lt;&gt;&quot;нет&quot;;&quot;Выявлено наличие продуктов коррозии на крышке и корпусе выводного устройства. Антикоррозионное покрытие отсутствует. Язвенных коррозионных и механических повреждений не выявлено.&quot;;&quot;&quot;))))" office:value-type="string" office:string-value="Дефектов не выявлено" calcext:value-type="string">
            <text:p>Дефектов не выявлено</text:p>
          </table:table-cell>
          <table:table-cell table:style-name="ce27" table:number-columns-repeated="1022"/>
        </table:table-row>
        <table:table-row table:style-name="ro6">
          <table:table-cell table:style-name="ce21" office:value-type="string" calcext:value-type="string">
            <text:p>Вибродиагностический контроль</text:p>
          </table:table-cell>
          <table:table-cell table:style-name="ce39"/>
          <table:table-cell table:style-name="ce26" table:number-columns-repeated="1022"/>
        </table:table-row>
        <table:table-row table:style-name="ro10">
          <table:table-cell table:style-name="ce23" office:value-type="string" calcext:value-type="string">
            <text:p>Результат</text:p>
          </table:table-cell>
          <table:table-cell table:style-name="ce61" table:formula="of:=SUBSTITUTE(SUBSTITUTE([.B$143];CHAR(187);CONCATENATE(CHAR(187);&quot; (см. Приложение 2)&quot;));&quot;Уровни&quot;;&quot;уровни&quot;)" office:value-type="string" office:string-value="уровни вибрации электродвигателя соответствуют оценке «ограничено годен» (см. Приложение 2). Электродвигатель непригоден для длительной непрерывной эксплуатации. Может функционировать ограниченный период времени до начала ремонтных работ." calcext:value-type="string">
            <text:p>уровни вибрации электродвигателя соответствуют оценке «ограничено годен» (см. Приложение 2). Электродвигатель непригоден для длительной непрерывной эксплуатации. Может функционировать ограниченный период времени до начала ремонтных работ.</text:p>
          </table:table-cell>
          <table:table-cell table:style-name="ce27" table:number-columns-repeated="1022"/>
        </table:table-row>
        <table:table-row table:style-name="ro11">
          <table:table-cell table:style-name="ce24" office:value-type="string" calcext:value-type="string">
            <text:p>Рекомендации</text:p>
          </table:table-cell>
          <table:table-cell table:style-name="ce62" table:formula="of:=IF(OR([.B$144]=&quot;4 года&quot;;[.B$144]=&quot;3 года&quot;);CONCATENATE(&quot;запланировать и выполнить до &quot;;[.B$123];&quot; работы по устранению причин повышенной вибрации - ревизию подшипников электродвигателя, динамическую балансировку ротора электродвигателя.&quot;))" office:value-type="string" office:string-value="запланировать и выполнить до 12.01.21 работы по устранению причин повышенной вибрации - ревизию подшипников электродвигателя, динамическую балансировку ротора электродвигателя." calcext:value-type="string">
            <text:p>запланировать и выполнить до 12.01.21 работы по устранению причин повышенной вибрации - ревизию подшипников электродвигателя, динамическую балансировку ротора электродвигателя.</text:p>
          </table:table-cell>
          <table:table-cell table:style-name="ce27" table:number-columns-repeated="1022"/>
        </table:table-row>
        <table:table-row table:style-name="ro16">
          <table:table-cell table:style-name="ce23" office:value-type="string" calcext:value-type="string">
            <text:p>Заключение</text:p>
          </table:table-cell>
          <table:table-cell table:style-name="ce62" table:formula="of:=IF(OR([.B$144]=&quot;4 года&quot;;[.B$144]=&quot;3 года&quot;);CONCATENATE(&quot;Рекомендуется: запланировать и выполнить до &quot;;[.B$123];&quot; работы по устранению причин повышенной вибрации - ревизию подшипников электродвигателя, динамическую балансировку ротора электродвигателя.&quot;))" office:value-type="string" office:string-value="Рекомендуется: запланировать и выполнить до 12.01.21 работы по устранению причин повышенной вибрации - ревизию подшипников электродвигателя, динамическую балансировку ротора электродвигателя." calcext:value-type="string">
            <text:p>Рекомендуется: запланировать и выполнить до 12.01.21 работы по устранению причин повышенной вибрации - ревизию подшипников электродвигателя, динамическую балансировку ротора электродвигателя.</text:p>
          </table:table-cell>
          <table:table-cell table:style-name="ce27" table:number-columns-repeated="1022"/>
        </table:table-row>
        <table:table-row table:style-name="ro17">
          <table:table-cell table:style-name="ce23" office:value-type="string" calcext:value-type="string">
            <text:p>Вывод</text:p>
          </table:table-cell>
          <table:table-cell table:style-name="ce62" table:formula="of:=COM.MICROSOFT.SWITCH([.B$144];&quot;5 лет&quot;;CONCATENATE(&quot;Уровни вибрации электродвигателя соответствуют оценке &quot;;CHAR(171);&quot;эксплуатация без ограничений&quot;;CHAR(187);&quot;. Электродвигатель пригоден для длительной непрерывной эксплуатации.&quot;);&quot;4 года&quot;;CONCATENATE(&quot;Уровни вибрации электродвигателя соответствуют оценке &quot;;CHAR(171);&quot;ограничено годен&quot;;CHAR(187);&quot;. Электродвигатель непригоден для длительной непрерывной эксплуатации. Может функционировать ограниченный период времени до начала ремонтных работ.&quot;);&quot;3 года&quot;;CONCATENATE(&quot;Уровни вибрации электродвигателя соответствуют оценке &quot;;CHAR(171);&quot;ограничено годен&quot;;CHAR(187);&quot;. Электродвигатель непригоден для длительной непрерывной эксплуатации. Может функционировать ограниченный период времени до начала ремонтных работ.&quot;);&quot;НЕ ГОДЕН&quot;;&quot;НЕ ГОДЕН&quot;)" office:value-type="string" office:string-value="Уровни вибрации электродвигателя соответствуют оценке «ограничено годен». Электродвигатель непригоден для длительной непрерывной эксплуатации. Может функционировать ограниченный период времени до начала ремонтных работ." calcext:value-type="string">
            <text:p>Уровни вибрации электродвигателя соответствуют оценке «ограничено годен». Электродвигатель непригоден для длительной непрерывной эксплуатации. Может функционировать ограниченный период времени до начала ремонтных работ.</text:p>
          </table:table-cell>
          <table:table-cell table:style-name="ce27" table:number-columns-repeated="1022"/>
        </table:table-row>
        <table:table-row table:style-name="ro6">
          <table:table-cell table:style-name="ce23" office:value-type="string" calcext:value-type="string">
            <text:p>Срок</text:p>
          </table:table-cell>
          <table:table-cell table:style-name="ce63" table:formula="of:=IF([.B$104]&gt;[.B$151];IF([.B$104]&lt;=[.B$152];&quot;4 года&quot;;IF([.B$104]&lt;=[.B$153];&quot;3 года&quot;; &quot;НЕ ГОДЕН&quot;));&quot;5 лет&quot;)" office:value-type="string" office:string-value="4 года" calcext:value-type="string">
            <text:p>4 года</text:p>
          </table:table-cell>
          <table:table-cell table:style-name="ce27" table:number-columns-repeated="1022"/>
        </table:table-row>
        <table:table-row table:style-name="ro6">
          <table:table-cell table:style-name="ce24" office:value-type="string" calcext:value-type="string">
            <text:p>Выбранная высота вала</text:p>
          </table:table-cell>
          <table:table-cell table:style-name="ce64" table:formula="of:=IF([.B$15]&lt;=132;&quot;132&quot;;IF(AND([.B$15]&gt;132;[.B$15]&lt;=225);&quot;225&quot;;IF(AND([.B$15]&gt;225;[.B$15]&lt;=400);&quot;400&quot;)))" office:value-type="string" office:string-value="132" calcext:value-type="string">
            <text:p>132</text:p>
          </table:table-cell>
          <table:table-cell table:style-name="ce27" table:number-columns-repeated="1022"/>
        </table:table-row>
        <table:table-row table:style-name="ro8">
          <table:table-cell table:style-name="ce25" office:value-type="string" calcext:value-type="string">
            <text:p>Оценка вибрационного состояния</text:p>
          </table:table-cell>
          <table:table-cell table:style-name="ce64" table:formula="of:=CONCATENATE([.B147];[.B148];[.B149])" office:value-type="string" office:string-value="Зона B - исправное состояние" calcext:value-type="string">
            <text:p>Зона B - исправное состояние</text:p>
          </table:table-cell>
          <table:table-cell table:style-name="ce27" table:number-columns-repeated="1022"/>
        </table:table-row>
        <table:table-row table:style-name="ro8">
          <table:table-cell table:style-name="ce23" office:value-type="string" calcext:value-type="string">
            <text:p>Высота оси вала &lt;=132</text:p>
          </table:table-cell>
          <table:table-cell table:style-name="ce64" table:formula="of:=IF([.B$15]&lt;=132;IF(AND(MAX([.B$97:.B$99];[.B$101:.B$103])&gt;0;MAX([.B$97:.B$99];[.B$101:.B$103])&lt;=2.8);&quot;Зона А - новые машины, вводимые в эксплуатацию&quot;;IF(AND(MAX([.B$97:.B$99];[.B$101:.B$103])&gt;2.8;MAX([.B$97:.B$99];[.B$101:.B$103])&lt;=4.5);&quot;Зона B - исправное состояние&quot;;IF(AND(MAX([.B$97:.B$99];[.B$101:.B$103])&gt;4.5;MAX([.B$97:.B$99];[.B$101:.B$103])&lt;=7.1);&quot;Зона С - работоспособное состояние&quot;;&quot;&quot;)));&quot;&quot;)" office:value-type="string" office:string-value="Зона B - исправное состояние" calcext:value-type="string">
            <text:p>Зона B - исправное состояние</text:p>
          </table:table-cell>
          <table:table-cell table:style-name="ce27" table:number-columns-repeated="1022"/>
        </table:table-row>
        <table:table-row table:style-name="ro6">
          <table:table-cell table:style-name="ce23" office:value-type="string" calcext:value-type="string">
            <text:p>Высота оси вала &lt;=225</text:p>
          </table:table-cell>
          <table:table-cell table:style-name="ce64" table:formula="of:=IF(AND([.B$15]&gt;132;[.B$15]&lt;=225);IF(AND(MAX([.B$97:.B$99];[.B$101:.B$103])&gt;0;MAX([.B$97:.B$99];[.B$101:.B$103])&lt;=4.5);&quot;Зона А - новые машины, вводимые в эксплуатацию&quot;;IF(AND(MAX([.B$97:.B$99];[.B$101:.B$103])&gt;4.5;MAX([.B$97:.B$99];[.B$101:.B$103])&lt;=7.1);&quot;Зона B - исправное состояние&quot;;IF(AND(MAX([.B$97:.B$99];[.B$101:.B$103])&gt;7.1;MAX([.B$97:.B$99];[.B$101:.B$103])&lt;=11.2);&quot;Зона С - работоспособное состояние&quot;;&quot;&quot;)));&quot;&quot;)">
            <text:p/>
          </table:table-cell>
          <table:table-cell table:style-name="ce27" table:number-columns-repeated="1022"/>
        </table:table-row>
        <table:table-row table:style-name="ro6">
          <table:table-cell table:style-name="ce23" office:value-type="string" calcext:value-type="string">
            <text:p>Высота оси вала &lt;=400</text:p>
          </table:table-cell>
          <table:table-cell table:style-name="ce64" table:formula="of:=IF(AND([.B$15]&gt;225;[.B$15]&lt;=400);IF(AND(MAX([.B$97:.B$99];[.B$101:.B$103])&gt;0;MAX([.B$97:.B$99];[.B$101:.B$103])&lt;=7.1);&quot;Зона А - новые машины, вводимые в эксплуатацию&quot;;IF(AND(MAX([.B$97:.B$99];[.B$101:.B$103])&gt;7.1;MAX([.B$97:.B$99];[.B$101:.B$103])&lt;=11.2);&quot;Зона B - исправное состояние&quot;;IF(AND(MAX([.B$97:.B$99];[.B$101:.B$103])&gt;11.2;MAX([.B$97:.B$99];[.B$101:.B$103])&lt;=18);&quot;Зона С - работоспособное состояние&quot;;&quot;&quot;)));&quot;&quot;)">
            <text:p/>
          </table:table-cell>
          <table:table-cell table:style-name="ce27" table:number-columns-repeated="1022"/>
        </table:table-row>
        <table:table-row table:style-name="ro18">
          <table:table-cell table:style-name="ce26" office:value-type="string" calcext:value-type="string">
            <text:p>Значения границ от высоты вала</text:p>
          </table:table-cell>
          <table:table-cell table:style-name="ce29"/>
          <table:table-cell table:style-name="ce26" table:number-columns-repeated="1022"/>
        </table:table-row>
        <table:table-row table:style-name="ro18">
          <table:table-cell table:style-name="ce27" office:value-type="string" calcext:value-type="string">
            <text:p>А/В</text:p>
          </table:table-cell>
          <table:table-cell table:style-name="ce65" table:formula="of:=IF([.B$16] &gt; 15; HLOOKUP([.B$145];[Анализ_док.$D$3:.$F$6];2; );[Анализ_док.$G$4])" office:value-type="float" office:value="2.8" calcext:value-type="float">
            <text:p>2,8</text:p>
          </table:table-cell>
          <table:table-cell table:style-name="ce27" table:number-columns-repeated="1022"/>
        </table:table-row>
        <table:table-row table:style-name="ro18">
          <table:table-cell table:style-name="ce27" office:value-type="string" calcext:value-type="string">
            <text:p>В/С</text:p>
          </table:table-cell>
          <table:table-cell table:style-name="ce65" table:formula="of:=IF([.B$16] &gt; 15; HLOOKUP([.B$145];[Анализ_док.$D$3:.$F$6];3; );[Анализ_док.$G$5])" office:value-type="float" office:value="4.5" calcext:value-type="float">
            <text:p>4,5</text:p>
          </table:table-cell>
          <table:table-cell table:style-name="ce27" table:number-columns-repeated="1022"/>
        </table:table-row>
        <table:table-row table:style-name="ro18">
          <table:table-cell table:style-name="ce27" office:value-type="string" calcext:value-type="string">
            <text:p>С/D</text:p>
          </table:table-cell>
          <table:table-cell table:style-name="ce65" table:formula="of:=IF([.B$16] &gt; 15; HLOOKUP([.B$145];[Анализ_док.$D$3:.$F$6];4; );[Анализ_док.$G$6])" office:value-type="float" office:value="7.1" calcext:value-type="float">
            <text:p>7,1</text:p>
          </table:table-cell>
          <table:table-cell table:style-name="ce27" table:number-columns-repeated="1022"/>
        </table:table-row>
        <table:table-row table:style-name="ro18" table:number-rows-repeated="104842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Анализ_док" table:style-name="ta1" table:print="false">
        <office:forms form:automatic-focus="false" form:apply-design-mode="false"/>
        <table:table-column table:style-name="co4" table:default-cell-style-name="ce46"/>
        <table:table-column table:style-name="co5" table:default-cell-style-name="ce51"/>
        <table:table-column table:style-name="co3" table:default-cell-style-name="Default"/>
        <table:table-column table:style-name="co6" table:number-columns-repeated="3" table:default-cell-style-name="ce56"/>
        <table:table-column table:style-name="co3" table:default-cell-style-name="ce56"/>
        <table:table-row table:style-name="ro12">
          <table:table-cell table:style-name="ce45" office:value-type="string" calcext:value-type="string" table:number-columns-spanned="2" table:number-rows-spanned="1">
            <text:p>Анализ технической документации</text:p>
          </table:table-cell>
          <table:covered-table-cell table:style-name="ce48"/>
          <table:table-cell/>
          <table:table-cell table:style-name="ce54" office:value-type="string" calcext:value-type="string" table:number-columns-spanned="4" table:number-rows-spanned="1">
            <text:p>Значения границ в зависимости от высоты оси вала</text:p>
          </table:table-cell>
          <table:covered-table-cell table:number-columns-repeated="3"/>
        </table:table-row>
        <table:table-row table:style-name="ro13">
          <table:table-cell office:value-type="string" calcext:value-type="string">
            <text:p>Заказчик:</text:p>
          </table:table-cell>
          <table:table-cell table:style-name="ce49" office:value-type="string" calcext:value-type="string">
            <text:p>ООО «Газпром добыча Оренбург»</text:p>
          </table:table-cell>
          <table:table-cell/>
          <table:table-cell table:style-name="ce54" office:value-type="string" calcext:value-type="string" table:number-columns-spanned="3" table:number-rows-spanned="1">
            <text:p>&gt; 15 кВт</text:p>
          </table:table-cell>
          <table:covered-table-cell table:number-columns-repeated="2"/>
          <table:table-cell office:value-type="string" calcext:value-type="string">
            <text:p>&lt; 15 кВт</text:p>
          </table:table-cell>
        </table:table-row>
        <table:table-row table:style-name="ro14">
          <table:table-cell office:value-type="string" calcext:value-type="string">
            <text:p>Декларация промышленной безопасности:</text:p>
          </table:table-cell>
          <table:table-cell table:style-name="ce50" office:value-type="string" calcext:value-type="string">
            <text:p>№ 11-11(00).(Д)0116-14-ДР (20.05.2011 г.) (на 1725 листах)</text:p>
          </table:table-cell>
          <table:table-cell table:style-name="ce53"/>
          <table:table-cell table:style-name="ce55" office:value-type="float" office:value="132" calcext:value-type="float">
            <text:p>132</text:p>
          </table:table-cell>
          <table:table-cell table:style-name="ce55" office:value-type="float" office:value="225" calcext:value-type="float">
            <text:p>225</text:p>
          </table:table-cell>
          <table:table-cell table:style-name="ce55" office:value-type="float" office:value="400" calcext:value-type="float">
            <text:p>400</text:p>
          </table:table-cell>
          <table:table-cell/>
        </table:table-row>
        <table:table-row table:style-name="ro15">
          <table:table-cell office:value-type="string" calcext:value-type="string">
            <text:p>Свидетельство о регистрации в государственном реестре:</text:p>
          </table:table-cell>
          <table:table-cell office:value-type="string" calcext:value-type="string">
            <text:p>№ А49-01501, 10.12.2013/ бессрочно (на 8 листах)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4.5" calcext:value-type="float">
            <text:p>4,5</text:p>
          </table:table-cell>
          <table:table-cell office:value-type="float" office:value="7.1" calcext:value-type="float">
            <text:p>7,1</text:p>
          </table:table-cell>
          <table:table-cell office:value-type="float" office:value="1.8" calcext:value-type="float">
            <text:p>1,8</text:p>
          </table:table-cell>
        </table:table-row>
        <table:table-row table:style-name="ro14">
          <table:table-cell office:value-type="string" calcext:value-type="string">
            <text:p>Лицензия:</text:p>
          </table:table-cell>
          <table:table-cell office:value-type="string" calcext:value-type="string">
            <text:p>№ ВП-00-009985, 24.04.2009/бессрочно ( на 8 листах)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7.1" calcext:value-type="float">
            <text:p>7,1</text:p>
          </table:table-cell>
          <table:table-cell office:value-type="float" office:value="11.2" calcext:value-type="float">
            <text:p>11,2</text:p>
          </table:table-cell>
          <table:table-cell office:value-type="float" office:value="4.5" calcext:value-type="float">
            <text:p>4,5</text:p>
          </table:table-cell>
        </table:table-row>
        <table:table-row table:style-name="ro15">
          <table:table-cell table:style-name="ce47" office:value-type="string" calcext:value-type="string">
            <text:p>Генеральный договор обязательного страхования:</text:p>
          </table:table-cell>
          <table:table-cell table:style-name="ce52" office:value-type="string" calcext:value-type="string">
            <text:p>№ 317-40 от 12.03.2013 г. действительно до 12.03.2014 г. (на 7 листах)</text:p>
          </table:table-cell>
          <table:table-cell/>
          <table:table-cell office:value-type="float" office:value="7.1" calcext:value-type="float">
            <text:p>7,1</text:p>
          </table:table-cell>
          <table:table-cell office:value-type="float" office:value="11.2" calcext:value-type="float">
            <text:p>11,2</text:p>
          </table:table-cell>
          <table:table-cell office:value-type="float" office:value="18" calcext:value-type="float">
            <text:p>18</text:p>
          </table:table-cell>
          <table:table-cell office:value-type="float" office:value="7.1" calcext:value-type="float">
            <text:p>7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р.</number:text>
    </number:number-style>
    <number:number-style style:name="N11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р.</number:text>
    </number:number-style>
    <number:number-style style:name="N11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8P2" style:volatile="true">
      <loext:text> </loext:text>
      <loext:fill-character> </loext:fill-character>
      <number:text>-р.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Да</number:text>
    </number:number-style>
    <number:number-style style:name="N164P1" style:volatile="true">
      <number:text>Да</number:text>
    </number:number-style>
    <number:number-style style:name="N164">
      <number:text>Нет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Истина</number:text>
    </number:number-style>
    <number:number-style style:name="N166P1" style:volatile="true">
      <number:text>Истина</number:text>
    </number:number-style>
    <number:number-style style:name="N166">
      <number:text>Ложь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Вкл</number:text>
    </number:number-style>
    <number:number-style style:name="N168P1" style:volatile="true">
      <number:text>Вкл</number:text>
    </number:number-style>
    <number:number-style style:name="N168">
      <number:text>Выкл</number:text>
      <style:map style:condition="value()&gt;0" style:apply-style-name="N168P0"/>
      <style:map style:condition="value()&lt;0" style:apply-style-name="N168P1"/>
    </number:number-style>
    <number:number-style style:name="N169">
      <number:number number:decimal-places="1" loext:min-decimal-places="1" number:min-integer-digits="1"/>
    </number:number-style>
    <number:percentage-style style:name="N170">
      <number:number number:decimal-places="1" loext:min-decimal-places="1" number:min-integer-digits="1"/>
      <number:text>%</number:text>
    </number:percentage-style>
    <number:date-style style:name="N171">
      <number:day/>
      <number:text>.</number:text>
      <number:month/>
      <number:text>.</number:text>
      <number:year number:style="long"/>
    </number:date-style>
    <number:number-style style:name="N172">
      <number:number number:decimal-places="0" loext:min-decimal-places="0" number:min-integer-digits="6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8" loext:min-decimal-places="8" number:min-integer-digits="1"/>
    </number:number-style>
    <number:number-style style:name="N175">
      <number:number number:decimal-places="3" loext:min-decimal-places="3" number:min-integer-digits="1" number:grouping="true"/>
    </number:number-style>
    <number:currency-style style:name="N176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7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76P0"/>
    </number:currency-style>
    <style:style style:name="Default" style:family="table-cell">
      <style:table-cell-properties fo:padding="0.71m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.00.0000</text:date>, <text:time style:data-style-name="N2" text:time-value="08:23:44.2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Основной" style:display-name="PageStyle_Основно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сновной_20_1" style:display-name="PageStyle_Основной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сновной_20_2" style:display-name="PageStyle_Основной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нализ_5f_док" style:display-name="PageStyle_Анализ_до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сновной_20_3" style:display-name="PageStyle_Основной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сновной_20_4" style:display-name="PageStyle_Основной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21M27S</meta:editing-duration>
    <meta:editing-cycles>54</meta:editing-cycles>
    <meta:generator>LibreOffice/5.2.4.2$Windows_x86 LibreOffice_project/3d5603e1122f0f102b62521720ab13a38a4e0eb0</meta:generator>
    <dc:date>2017-04-26T10:05:43.344000000</dc:date>
    <meta:document-statistic meta:table-count="2" meta:cell-count="312" meta:object-count="1"/>
    <meta:user-defined meta:name="Info 1"/>
    <meta:user-defined meta:name="Info 2"/>
    <meta:user-defined meta:name="Info 3"/>
    <meta:user-defined meta:name="Info 4"/>
  </office:meta>
</office:document-meta>
</file>

<file path=Basic/Standard/Func.xml><?xml version="1.0" encoding="utf-8"?>
<!DOCTYPE module  PUBLIC '-//OpenOffice.org//DTD OfficeDocument 1.0//EN'  'module.dtd'>
<script:module xmlns:script="http://openoffice.org/2000/script" script:name="Func" script:language="StarBasic">Function OpenAsTemplate(sURL, Optional Hidden as Boolean) as Object
Dim a(1) As New com.sun.star.beans.PropertyValue
	a(0).Name = "AsTemplate"
	a(0).Value = true
	If Hidden = True Then
		a(1).Name = "Hidden"
		a(1).Value = True
	End If
	OpenAsTemplate = StarDesktop.LoadComponentFromUrl(sURL, "_blank" , 0, a())
End Function

Function DelBookmarkParagraph(oDoc, BookmarkText$)
	Bookmarks = oDoc.Bookmarks
	Mark = Bookmarks.getByName(BookmarkText)
	oText = oDoc.Text
	oCurs = oText.createTextCursor()
	oCurs.gotoRange(Mark.Anchor.Start, False)
	oCurs.gotoStartOfParagraph(Talse)
	oCurs.gotoEndOfParagraph(True)
	oCurs.String = ""  'delete the text of the paragraph
	oCurs.goRight(1,True)
	oCurs.String = "" ' delete the line break
End Function

Function Replace_symbols(ByVal txt As String) As String
    St$ = "~!?@/\#$%^&amp;*=|`"""
    For i% = 1 To Len(St$)
        txt = Replace(txt, Mid(St$, i, 1), "_")
    Next
    Replace_symbols = txt
End Function

Sub subSaveAs(oDoc, sURL, Optional sType)
	Dim mFileType(0)
	mFileType(0) = createUnoStruct("com.sun.star.beans.PropertyValue")
	mFileType(0).Name = "FilterName"
	If isMissing(sType) then
		mFileType(0).Value = "writer8"	
		oDoc.storeAsURL(sURL, mFileType())	
	Else
		mFileType(0).Value = sType
		oDoc.storeToURL(sURL, mFileType())		
	End If
End Sub
</script:module>
</file>

<file path=Basic/Standard/Gen.xml><?xml version="1.0" encoding="utf-8"?>
<!DOCTYPE module  PUBLIC '-//OpenOffice.org//DTD OfficeDocument 1.0//EN'  'module.dtd'>
<script:module xmlns:script="http://openoffice.org/2000/script" script:name="Gen" script:language="StarBasic">'Option Explicit 

Sub Main
	Dim oBook, oSelection, oDoc
	Dim CurDir$
	Dim counter%
	Dim MyFormat$

	GlobalScope.BasicLibraries.loadLibrary("Tools")

	oBook = ThisComponent
	oSelection = ThisComponent.CurrentSelection
	CurDir = DirectoryNameOutOfPath(oBook.getURL(),"/") 

	If CreateFolder(CurDir &amp; "/Отчеты") = False Then
		Exit Sub
	End if

	Dim oProgressBar as Object, oProgressBarModel As Object, oDialog as Object
	Dim oLabel as Object
	DialogLibraries.loadLibrary("Standard")
	oDialog = CreateUnoDialog(DialogLibraries.Standard.Dialog1)
	oProgressBarModel = oDialog.getModel().getByName( "ProgressBar1" )
	ProgressValueMin = 0
	ProgressValueMax = oSelection.Columns.Count - 1
	ProgressStep = 1
	oProgressBarModel.setPropertyValue( "ProgressValueMin", ProgressValueMin)
	oProgressBarModel.setPropertyValue( "ProgressValueMax", ProgressValueMax)	
	oLabel = oDialog.getModel().getByName("Label2")
	oDialog.setVisible( True )
	
	For counter = 0 to oSelection.Columns.Count - 1

		Dim ColData()
		oDoc = Func.OpenAsTemplate(CurDir &amp; "/Шаблон.odt", True)
		
		oTShellPars = oDoc.TextTables.getByName("параметры_оболочки")
		oTConnections = oDoc.TextTables.getByName("измерение_соединений")
		oTVibControl = oDoc.TextTables.getByName("вибрационный_контроль")
		oTUZK = oDoc.TextTables.getByName("узк")
		oTMeasResults = oDoc.TextTables.getByName("результаты_измерений")
						
		ColData = oSelection.Columns(counter).getCellRangeByPosition(0, 0, 0, 144).getDataArray()	

		oLabel.Label = ColData(2)(0) &amp; " зав. № " &amp; ColData(3)(0)
		oProgressBarModel.setPropertyValue("ProgressValue", counter)		

		oDoc.Bookmarks.getByName("ООО").Anchor.setString(oBook.Sheets("Анализ_док").getCellByPosition(1, 1).getString())
'		oDoc.Bookmarks.getByName("декларация").Anchor.setString(oBook.Sheets("Анализ_док").getCellByPosition(1, 2).getString())
		oDoc.Bookmarks.getByName("свидетельство_о_регистрации").Anchor.setString(oBook.Sheets("Анализ_док").getCellByPosition(1, 3).getString())
		oDoc.Bookmarks.getByName("Лицензия").Anchor.setString(oBook.Sheets("Анализ_док").getCellByPosition(1, 4).getString())
'		oDoc.Bookmarks.getByName("договор_страхования").Anchor.setString(oBook.Sheets("Анализ_док").getCellByPosition(1, 5).getString())
										
		oDoc.Bookmarks.getByName("тип_двигателя").Anchor.setString(ColData(2)(0))
		oDoc.Bookmarks.getByName("заводской_номер").Anchor.setString(ColData(3)(0))
		oDoc.Bookmarks.getByName("номер_ступени").Anchor.setString(ColData(4)(0))
		oDoc.Bookmarks.getByName("номер_укпг").Anchor.setString(ColData(5)(0))
		oDoc.Bookmarks.getByName("предназначен_для").Anchor.setString(ColData(6)(0))
		oDoc.Bookmarks.getByName("дата_контроля").Anchor.setString(ColData(7)(0))
		oDoc.Bookmarks.getByName("класс_взрывозащиты").Anchor.setString(ColData(8)(0))
		oDoc.Bookmarks.getByName("темп_диапазон").Anchor.setString(ColData(9)(0))
		oDoc.Bookmarks.getByName("завод_изготовитель").Anchor.setString(ColData(10)(0))
		oDoc.Bookmarks.getByName("год_изготовления").Anchor.setString(ColData(11)(0))
		oDoc.Bookmarks.getByName("год_ввода_в_эксплуатацию").Anchor.setString(ColData(12)(0))
		oDoc.Bookmarks.getByName("соединение_фаз").Anchor.setString(ColData(13)(0))
		oDoc.Bookmarks.getByName("высота_оси_вала").Anchor.setString(ColData(14)(0))
		oDoc.Bookmarks.getByName("мощность").Anchor.setString(ColData(15)(0))
		oDoc.Bookmarks.getByName("напряжение").Anchor.setString(ColData(16)(0))
		oDoc.Bookmarks.getByName("ток_статора").Anchor.setString(ColData(17)(0))
		oDoc.Bookmarks.getByName("частота_вращения").Anchor.setString(ColData(18)(0))
		oDoc.Bookmarks.getByName("КПД").Anchor.setString(ColData(19)(0))
		oDoc.Bookmarks.getByName("коэффициент_мощности").Anchor.setString(ColData(20)(0))
		oDoc.Bookmarks.getByName("класс_нагревостойкости").Anchor.setString(ColData(21)(0))
		oDoc.Bookmarks.getByName("масса_двигателя").Anchor.setString(ColData(22)(0))
		oDoc.Bookmarks.getByName("паспорт").Anchor.setString(ColData(24)(0))
'		oDoc.Bookmarks.getByName("сертификат_соответствия").Anchor.setString(ColData(25)(0))
'		oDoc.Bookmarks.getByName("разрешение_на_применение").Anchor.setString(ColData(26)(0))
		oDoc.Bookmarks.getByName("инструкция_по_эксплуатации").Anchor.setString(ColData(27)(0))
		oDoc.Bookmarks.getByName("журнал_эксплуатации").Anchor.setString(ColData(28)(0))
		oDoc.Bookmarks.getByName("наличие_предупреждающих_знаков").Anchor.setString(ColData(30)(0))
		oDoc.Bookmarks.getByName("наличие_маркировки_взрыв").Anchor.setString(ColData(31)(0))
		oDoc.Bookmarks.getByName("соответствие_взрыв").Anchor.setString(ColData(32)(0))
		oDoc.Bookmarks.getByName("наличие_несанк_изменений").Anchor.setString(ColData(33)(0))
		oDoc.Bookmarks.getByName("коррозия_и_мех_повреждения_оболочки").Anchor.setString(ColData(34)(0))
		oDoc.Bookmarks.getByName("наличие_всех_крепежных_элементов").Anchor.setString(ColData(35)(0))
		oDoc.Bookmarks.getByName("затяжка_крепеж_болтов").Anchor.setString(ColData(36)(0))
		oDoc.Bookmarks.getByName("наличие_эрозии_на_резьбовых_соед").Anchor.setString(ColData(37)(0))
		oDoc.Bookmarks.getByName("коррозия_и_мех_повреждения_корпуса").Anchor.setString(ColData(38)(0))
		oDoc.Bookmarks.getByName("наличие_повреж_уплотнительных_резинок").Anchor.setString(ColData(39)(0))
		oDoc.Bookmarks.getByName("наличие_антикор_смазки").Anchor.setString(ColData(40)(0))
		oDoc.Bookmarks.getByName("наличие_повреж_кабелей").Anchor.setString(ColData(41)(0))
		
		oTShellPars.getCellByPosition(1, 2).setString(ColData(43)(0))
		oTShellPars.getCellByPosition(2, 2).setString(ColData(44)(0))
		oTShellPars.getCellByPosition(3, 2).setString(ColData(45)(0))
		oTShellPars.getCellByPosition(4, 2).setString(ColData(46)(0))
		oTShellPars.getCellByPosition(5, 2).setString(ColData(47)(0))
		oTShellPars.getCellByPosition(6, 2).setString(ColData(48)(0))
		oTShellPars.getCellByPosition(7, 2).setString(ColData(49)(0))
		oTShellPars.getCellByPosition(8, 2).setString(ColData(50)(0))
		oTShellPars.getCellByPosition(9, 2).setString(ColData(51)(0))
		oTShellPars.getCellByPosition(1, 3).setString(ColData(53)(0))
		oTShellPars.getCellByPosition(2, 3).setString(ColData(54)(0))
		oTShellPars.getCellByPosition(3, 3).setString(ColData(55)(0))
		oTShellPars.getCellByPosition(4, 3).setString(ColData(56)(0))
		oTShellPars.getCellByPosition(5, 3).setString(ColData(57)(0))
		oTShellPars.getCellByPosition(6, 3).setString(ColData(58)(0))
		oTShellPars.getCellByPosition(7, 3).setString(ColData(59)(0))
		oTShellPars.getCellByPosition(8, 3).setString(ColData(60)(0))
		oTShellPars.getCellByPosition(9, 3).setString(ColData(61)(0))


		oTConnections.getCellByPosition(1, 1).setString(ColData(63)(0))
		oTConnections.getCellByPosition(2, 1).setString(ColData(64)(0))
		oTConnections.getCellByPosition(3, 1).setString(ColData(65)(0))
		oTConnections.getCellByPosition(4, 1).setString(ColData(66)(0))
		oTConnections.getCellByPosition(5, 1).setString(ColData(67)(0))
		oTConnections.getCellByPosition(6, 1).setString(ColData(68)(0))
		oTConnections.getCellByPosition(7, 1).setString(ColData(69)(0))
		oTConnections.getCellByPosition(1, 2).setString(ColData(71)(0))
		oTConnections.getCellByPosition(2, 2).setString(ColData(72)(0))
		oTConnections.getCellByPosition(3, 2).setString(ColData(73)(0))
		oTConnections.getCellByPosition(4, 2).setString(ColData(74)(0))
		oTConnections.getCellByPosition(5, 2).setString(ColData(75)(0))
		oTConnections.getCellByPosition(6, 2).setString(ColData(76)(0))
		oTConnections.getCellByPosition(7, 2).setString(ColData(77)(0))
		oTConnections.getCellByPosition(1, 3).setString(ColData(79)(0))
		oTConnections.getCellByPosition(2, 3).setString(ColData(80)(0))
		oTConnections.getCellByPosition(3, 3).setString(ColData(81)(0))
		oTConnections.getCellByPosition(4, 3).setString(ColData(82)(0))
		oTConnections.getCellByPosition(5, 3).setString(ColData(83)(0))
		oTConnections.getCellByPosition(6, 3).setString(ColData(84)(0))
		oTConnections.getCellByPosition(7, 3).setString(ColData(85)(0))
		oTConnections.getCellByPosition(1, 4).setString(ColData(87)(0))
		oTConnections.getCellByPosition(2, 4).setString(ColData(88)(0))
		oTConnections.getCellByPosition(3, 4).setString(ColData(89)(0))
		oTConnections.getCellByPosition(4, 4).setString(ColData(90)(0))
		oTConnections.getCellByPosition(5, 4).setString(ColData(91)(0))
		oTConnections.getCellByPosition(6, 4).setString(ColData(92)(0))
		oTConnections.getCellByPosition(7, 4).setString(ColData(93)(0))

		oTVibControl.getCellByPosition(1, 2).setString(ColData(96)(0))
		oTVibControl.getCellByPosition(2, 2).setString(ColData(97)(0))
		oTVibControl.getCellByPosition(3, 2).setString(ColData(98)(0))
		oTVibControl.getCellByPosition(1, 3).setString(ColData(100)(0))
		oTVibControl.getCellByPosition(2, 3).setString(ColData(101)(0))
		oTVibControl.getCellByPosition(3, 3).setString(ColData(102)(0))

'		oDoc.Bookmarks.getByName("макс_виброскорость").Anchor.setString(ColData(103)(0))

		oTUZK.getCellByPosition(2, 1).setString(ColData(105)(0))
		oTUZK.getCellByPosition(2, 2).setString(ColData(106)(0))
		oTUZK.getCellByPosition(2, 3).setString(ColData(107)(0))
		oTUZK.getCellByPosition(2, 4).setString(ColData(108)(0))

		oTMeasResults.getCellByPosition(2, 1).setString(Format(ColData(111)(0), "0.00#"))
		oTMeasResults.getCellByPosition(2, 2).setString(Format(ColData(112)(0), "0.00#"))
		oTMeasResults.getCellByPosition(2, 3).setString(Format(ColData(113)(0), "0.00#"))
		oTMeasResults.getCellByPosition(3, 1).setString(Format(ColData(114)(0), "0.00"))
		oTMeasResults.getCellByPosition(3, 2).setString(Format(ColData(115)(0), "0.00"))
		oTMeasResults.getCellByPosition(3, 3).setString(Format(ColData(116)(0), "0.00"))
		oTMeasResults.getCellByPosition(5, 1).setString(ColData(117)(0))
		oTMeasResults.getCellByPosition(5, 2).setString(ColData(118)(0))
		oTMeasResults.getCellByPosition(5, 3).setString(ColData(119)(0))
		oTMeasResults.getCellByPosition(6, 2).setString(ColData(120)(0))

		oDoc.Bookmarks.getByName("срок").Anchor.setString(ColData(143)(0))

		If ColData(143)(0) = "5 лет" Then
			oDoc.Bookmarks.getByName("работоспособный_исправный").Anchor.setString("исправный")
		Else
			oDoc.Bookmarks.getByName("работоспособный_исправный").Anchor.setString("работоспособный")
		End If

		vibro_rekom = ColData(140)(0)
		vibro_zakl = ColData(141)(0)
		If vibro_rekom &lt;&gt; "" Then
			If InStr(1, ColData(6)(0), "вентилятор") &lt;&gt; 0 Then
				vibro_rekom = Left(vibro_rekom, Len(vibro_rekom) - 1) &amp; " и рабочего колеса вентилятора."
				vibro_zakl = Left(vibro_zakl, Len(vibro_zakl) - 1) &amp; " и рабочего колеса вентилятора;"
			End If
		End If

		oDoc.Bookmarks.getByName("вибро_результат").Anchor.setString(ColData(139)(0))
		oDoc.Bookmarks.getByName("вик_результат").Anchor.setString(ColData(124)(0))
		oDoc.Bookmarks.getByName("вик_рекомендации").Anchor.setString(ColData(125)(0))
		oDoc.Bookmarks.getByName("вик_результат2").Anchor.setString(ColData(129)(0))
		oDoc.Bookmarks.getByName("вик_рекомендации2").Anchor.setString(ColData(130)(0))
		oDoc.Bookmarks.getByName("вик_результат3").Anchor.setString(ColData(134)(0))

		zakl = ""
		
        If ColData(126)(0) &lt;&gt; "" Then
        	zakl = zakl &amp; ColData(126)(0) &amp; Chr(10)
        End If
        If ColData(131)(0) &lt;&gt; "" Then
        	zakl = zakl &amp; ColData(131)(0) &amp; Chr(10)
        End If
        If ColData(135)(0) &lt;&gt; "" Then
        	zakl = zakl &amp; ColData(135)(0) &amp; Chr(10)
        End If
        If ColData(136)(0) &lt;&gt; "" Then
        	zakl = zakl &amp; ColData(136)(0) &amp; Chr(10)
        End If
        If vibro_zakl &lt;&gt; "" Then
        	zakl = zakl &amp; vibro_zakl &amp; Chr(10)
        End If
		
		oDoc.Bookmarks.getByName("вик_заключение").Anchor.setString(zakl)

		result = ""
		
		If ColData(127)(0) &lt;&gt; "" Then
			Result = Result &amp; " " &amp; ColData(127)(0)
		End If
		If ColData(132)(0) &lt;&gt; "" Then
			Result = Result &amp; " " &amp; ColData(132)(0)
		End If
		If ColData(137)(0) &lt;&gt; "" Then
			Result = Result &amp; " " &amp; ColData(137)(0)
		End If

		oDoc.Bookmarks.getByName("вик_вывод").Anchor.setString(result)
		oDoc.Bookmarks.getByName("вибро_вывод").Anchor.setString(ColData(142)(0))
		
		If LCase(ColData(31)(0)) = "да" Then
			DelBookmarkParagraph(oDoc, "вик_рекомендации")
		End If
		If LCase(ColData(35)(0)) = "да" Then
			DelBookmarkParagraph(oDoc, "вик_рекомендации2")
		End If
		If LCase(ColData(40)(0)) = "да" Then
			oDoc.Bookmarks.getByName("вик_рекомендации3").Anchor.setString("")
		End If
		If LCase(ColData(143)(0)) &lt;&gt; "4 года" Then
			DelBookmarkParagraph(oDoc, "вибро_результат")
		End If
		
		Fname = Replace_symbols(ColData(2)(0) &amp; " зав. № " &amp; ColData(3)(0))
		
		If FileExists(Fname) Then
			Kill(Fname)
		End If		
		
		subSaveAs(oDoc, CurDir &amp; "/Отчеты/" &amp; Fname &amp; ".odt")
		oDoc.close(False)
		
	Next counter
	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"/>
  <library:element library:name="Fun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67" dlg:top="193" dlg:width="196" dlg:height="31" dlg:closeable="true" dlg:moveable="true" dlg:withtitlebar="false">
  <dlg:bulletinboard>
    <dlg:progressmeter dlg:id="ProgressBar1" dlg:tab-index="0" dlg:left="3" dlg:top="18" dlg:width="190" dlg:height="10"/>
    <dlg:text dlg:id="Label1" dlg:tab-index="1" dlg:left="3" dlg:top="2" dlg:width="94" dlg:height="10" dlg:value="Формируем отчеты. Подождите..."/>
    <dlg:text dlg:id="Label2" dlg:tab-index="2" dlg:left="99" dlg:top="2" dlg:width="93" dlg:height="10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